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3pt" fo:font-weight="bold" officeooo:rsid="000264c1" officeooo:paragraph-rsid="000264c1" style:font-size-asian="43pt" style:font-weight-asian="bold" style:font-size-complex="4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43pt" fo:font-weight="normal" officeooo:rsid="000264c1" officeooo:paragraph-rsid="000264c1" style:font-size-asian="43pt" style:font-weight-asian="normal" style:font-size-complex="43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PK NTNU Table Tennis ELO Ladder!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1:32:19.151461147</meta:creation-date>
    <dc:date>2017-09-08T11:36:40.163124896</dc:date>
    <meta:editing-duration>PT4M21S</meta:editing-duration>
    <meta:editing-cycles>1</meta:editing-cycles>
    <meta:document-statistic meta:table-count="0" meta:image-count="0" meta:object-count="0" meta:page-count="1" meta:paragraph-count="1" meta:word-count="6" meta:character-count="33" meta:non-whitespace-character-count="28"/>
    <meta:generator>LibreOffice/5.1.6.2$Linux_X86_64 LibreOffice_project/10m0$Build-2</meta:generator>
  </office:meta>
</office:document-meta>
</file>